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5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5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2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9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Final School Project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Research &amp; Development about</text:span></text:p>
            <text:p><text:span text:style-name="T2">Voxels </text:span></text:p>
            <text:p><text:span text:style-name="T2">Octrees</text:span></text:p>
            <text:p><text:span text:style-name="T2">Level Of Detai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3">Defini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el</text:p>
                <text:list>
                  <text:list-item>
                    <text:p><text:s/>3D mesh made of <text:span text:style-name="T3">points</text:span> and <text:span text:style-name="T3">triangles</text:span></text:p>
                  </text:list-item>
                </text:list>
              </text:list-item>
              <text:list-item>
                <text:p>Voxel</text:p>
                <text:list>
                  <text:list-item>
                    <text:p>Volume element</text:p>
                  </text:list-item>
                  <text:list-item>
                    <text:p>Unit cell of 3D grid</text:p>
                  </text:list-item>
                  <text:list-item>
                    <text:p><text:span text:style-name="T4">A </text:span><text:span text:style-name="T3">box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fini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ctree</text:p>
                <text:list>
                  <text:list-item>
                    <text:p><text:span text:style-name="T3">Recursive</text:span> tree data structure with 8 <text:span text:style-name="T3">nodes</text:span></text:p>
                  </text:list-item>
                  <text:list-item>
                    <text:p>Store <text:span text:style-name="T3">positions</text:span><text:span text:style-name="T4">,</text:span> <text:span text:style-name="T3">dimensions</text:span><text:span text:style-name="T4"> and </text:span><text:span text:style-name="T3">data</text:span></text:p>
                  </text:list-item>
                  <text:list-item>
                    <text:p>An octree <text:span text:style-name="T3">leaf</text:span> is a node without <text:span text:style-name="T3">children</text:span> nodes</text:p>
                  </text:list-item>
                </text:list>
              </text:list-item>
              <text:list-item>
                <text:p>Level Of Details</text:p>
                <text:list>
                  <text:list-item>
                    <text:p>Amount of informations</text:p>
                  </text:list-item>
                </text:list>
              </text:list-item>
              <text:list-item>
                <text:p>Bouding Box</text:p>
                <text:list>
                  <text:list-item>
                    <text:p>Minimum and maximum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ject Descrip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ves</text:p>
                <text:list>
                  <text:list-item>
                    <text:p>Create a voxel world </text:p>
                  </text:list-item>
                  <text:list-item>
                    <text:p><text:span text:style-name="T3">Voxelize</text:span> a mesh</text:p>
                  </text:list-item>
                  <text:list-item>
                    <text:p><text:span text:style-name="T3">Recursive</text:span> level of details</text:p>
                  </text:list-item>
                  <text:list-item>
                    <text:p>[Cellular automata]</text:p>
                  </text:list-item>
                  <text:list-item>
                    <text:p>[Gam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br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GL ThreeJS</text:p>
                <text:list>
                  <text:list-item>
                    <text:p>Universal Internet browser</text:p>
                  </text:list-item>
                  <text:list-item>
                    <text:p>Modern javascript framework</text:p>
                  </text:list-item>
                  <text:list-item>
                    <text:p>Easy to use 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outine Proced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<text:span text:style-name="T3">Voxel</text:span> Management</text:p>
                  </text:list-item>
                  <text:list-item>
                    <text:p><text:span text:style-name="T3">Mesh</text:span> Voxelization</text:p>
                  </text:list-item>
                  <text:list-item>
                    <text:p><text:span text:style-name="T3">Octree</text:span> Iteration </text:p>
                  </text:list-item>
                </text:list>
              </text:list-item>
              <text:list-item>
                <text:p>Update</text:p>
                <text:list>
                  <text:list-item>
                    <text:p>Voxel <text:span text:style-name="T3">Raycasting</text:span></text:p>
                  </text:list-item>
                  <text:list-item>
                    <text:p>Octree <text:span text:style-name="T3">Exploration</text:span></text:p>
                  </text:list-item>
                  <text:list-item>
                    <text:p><text:span text:style-name="T3">Local</text:span> Level Of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oxel Manag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xel stored in <text:span text:style-name="T3">list</text:span> (size*size*size)</text:p>
              </text:list-item>
              <text:list-item>
                <text:p><text:span text:style-name="T3">Unique</text:span> index from space position</text:p>
              </text:list-item>
              <text:list-item>
                <text:p>3D position from voxel index</text:p>
              </text:list-item>
              <text:list-item>
                <text:p>8 grids for each <text:span text:style-name="T3">octa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oxel Display Optimis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Do not </text:span></text:p>
                <text:list>
                  <text:list-item>
                    <text:p>Create numerous object to render</text:p>
                    <text:p/>
                  </text:list-item>
                </text:list>
              </text:list-item>
              <text:list-item>
                <text:p>Do</text:p>
                <text:list>
                  <text:list-item>
                    <text:p><text:span text:style-name="T3">Merge</text:span> geometries into one mesh</text:p>
                    <text:p/>
                  </text:list-item>
                </text:list>
              </text:list-item>
              <text:list-item>
                <text:p>Only one draw call to G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sh Voxel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erate <text:span text:style-name="T3">mesh triangles</text:span></text:p>
                <text:list>
                  <text:list-item>
                    <text:p>Iterate voxels in <text:span text:style-name="T3">triangle bounding box</text:span></text:p>
                    <text:list>
                      <text:list-item>
                        <text:p><text:span text:style-name="T3">Test overlapping</text:span> voxel / triangle</text:p>
                        <text:p/>
                      </text:list-item>
                    </text:list>
                  </text:list-item>
                </text:list>
              </text:list-item>
              <text:list-item>
                <text:p>Fill volume</text:p>
                <text:list>
                  <text:list-item>
                    <text:p>Iterate voxels <text:span text:style-name="T3">slice of bounding box</text:span></text:p>
                    <text:list>
                      <text:list-item>
                        <text:p>Iterate <text:span text:style-name="T3">voxels columns</text:span></text:p>
                        <text:list>
                          <text:list-item>
                            <text:p>Test triangle normals</text:p>
                          </text:list-item>
                          <text:list-item>
                            <text:p>Fill column between two voxels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ctree Iter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Insert</text:span> point in <text:span text:style-name="T3">root node</text:span></text:p>
                <text:list>
                  <text:list-item>
                    <text:p><text:span text:style-name="T4">Node </text:span><text:span text:style-name="T3">have children</text:span><text:span text:style-name="T4"> nodes</text:span></text:p>
                    <text:list>
                      <text:list-item>
                        <text:p><text:span text:style-name="T3">Insert</text:span><text:span text:style-name="T4"> point in </text:span><text:span text:style-name="T3">child node</text:span></text:p>
                      </text:list-item>
                    </text:list>
                  </text:list-item>
                  <text:list-item>
                    <text:p><text:span text:style-name="T4">Already </text:span><text:span text:style-name="T3">have a point</text:span></text:p>
                    <text:list>
                      <text:list-item>
                        <text:p><text:span text:style-name="T3">Split</text:span><text:span text:style-name="T4"> node (create children)</text:span></text:p>
                      </text:list-item>
                      <text:list-item>
                        <text:p><text:span text:style-name="T3">Insert</text:span><text:span text:style-name="T4"> previous point in </text:span><text:span text:style-name="T3">child node</text:span></text:p>
                      </text:list-item>
                      <text:list-item>
                        <text:p><text:span text:style-name="T3">Insert </text:span><text:span text:style-name="T4">new point in </text:span><text:span text:style-name="T3">child node</text:span></text:p>
                      </text:list-item>
                    </text:list>
                  </text:list-item>
                  <text:list-item>
                    <text:p><text:span text:style-name="T4">Have </text:span><text:span text:style-name="T3">no point</text:span><text:span text:style-name="T4"> stored</text:span></text:p>
                    <text:list>
                      <text:list-item>
                        <text:p><text:span text:style-name="T3">Store</text:span><text:span text:style-name="T4"> point in </text:span><text:span text:style-name="T3">current</text:span><text:span text:style-name="T4"> </text:span><text:span text:style-name="T3">n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oxel Rayca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icking</text:span> voxel</text:p>
                <text:list>
                  <text:list-item>
                    <text:p>Test <text:span text:style-name="T3">raycast</text:span> on the <text:span text:style-name="T3">voxel mesh</text:span></text:p>
                  </text:list-item>
                  <text:list-item>
                    <text:p><text:span text:style-name="T3">Offset</text:span> with <text:span text:style-name="T3">face normal </text:span></text:p>
                  </text:list-item>
                  <text:list-item>
                    <text:p><text:span text:style-name="T3">Round</text:span> space position</text:p>
                  </text:list-item>
                </text:list>
              </text:list-item>
              <text:list-item>
                <text:p><text:span text:style-name="T3">Manipulate</text:span> voxel</text:p>
                <text:list>
                  <text:list-item>
                    <text:p>Create</text:p>
                  </text:list-item>
                  <text:list-item>
                    <text:p>Cle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ctree Expl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go</text:p>
              </text:list-item>
              <text:list-item>
                <text:p>Parameters</text:p>
              </text:list-item>
              <text:list-item>
                <text:p>M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ocal Level Of Detail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enerate Dept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brief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gine</text:p>
              </text:list-item>
              <text:list-item>
                <text:p>Cellular automata</text:p>
              </text:list-item>
              <text:list-item>
                <text:p>G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st Slid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5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style:use-window-font-color="true" fo:font-size="50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9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Norm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Norm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Normal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01:03:10.478057569</meta:creation-date>
    <meta:generator>LibreOffice/4.2.6.3$Linux_X86_64 LibreOffice_project/420m0$Build-3</meta:generator>
    <dc:date>2014-10-16T00:02:16.219064429</dc:date>
    <meta:editing-duration>PT2H14M5S</meta:editing-duration>
    <meta:editing-cycles>75</meta:editing-cycles>
    <meta:document-statistic meta:object-count="85"/>
  </office:meta>
</office:document-meta>
</file>